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ac57"/>
    </style:style>
    <style:style style:name="P2" style:family="paragraph" style:parent-style-name="Standard">
      <style:text-properties officeooo:paragraph-rsid="001ecad4"/>
    </style:style>
    <style:style style:name="P3" style:family="paragraph" style:parent-style-name="Standard">
      <style:text-properties fo:color="#0000ff" officeooo:paragraph-rsid="001cac57"/>
    </style:style>
    <style:style style:name="T1" style:family="text">
      <style:text-properties officeooo:rsid="001cac57"/>
    </style:style>
    <style:style style:name="T2" style:family="text">
      <style:text-properties fo:color="#0000ff" officeooo:rsid="001cac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MACHINE </text:span><text:span text:style-name="T1">EnvNewImpl </text:span></text:p>
      <text:p text:style-name="P1"><text:span text:style-name="T2">REFINES </text:span><text:span text:style-name="T1">EnvNew </text:span></text:p>
      <text:p text:style-name="P1"><text:span text:style-name="T2">SEES</text:span></text:p>
      <text:p text:style-name="P1"><text:span text:style-name="T1"><text:tab/> FanCtrlContext </text:span></text:p>
      <text:p text:style-name="P1"><text:span text:style-name="T1"><text:tab/> FanCtrlMachineGC_implicitContext </text:span></text:p>
      <text:p text:style-name="P1"><text:span text:style-name="T2">VARIABLES</text:span></text:p>
      <text:p text:style-name="P1"><text:span text:style-name="T1"><text:tab/>E_LM75_tempPSU<text:tab/> <text:s/></text:span></text:p>
      <text:p text:style-name="P1"><text:span text:style-name="T1"><text:tab/>E_LM75_tempAmbient<text:tab/> <text:s/></text:span></text:p>
      <text:p text:style-name="P1"><text:span text:style-name="T1"><text:tab/>E_MAX6650_fanSpeed<text:tab/> <text:s/></text:span></text:p>
      <text:p text:style-name="P1"><text:span text:style-name="T1"><text:tab/>E_MAX6650_fanOn<text:tab/> <text:s/></text:span></text:p>
      <text:p text:style-name="P1"><text:span text:style-name="T2">INVARIANTS</text:span></text:p>
      <text:p text:style-name="P1"><text:span text:style-name="T1"><text:tab/>typing_E_LM75_tempPSU:<text:tab/>E_LM75_tempPSU ∈ ℤ <text:s/>TYPING Typing </text:span></text:p>
      <text:p text:style-name="P1"><text:span text:style-name="T1"><text:tab/>typing_E_MAX6650_fanOn:<text:tab/>E_MAX6650_fanOn ∈ BOOL <text:s/>TYPING Typing </text:span></text:p>
      <text:p text:style-name="P1"><text:span text:style-name="T1"><text:tab/>typing_E_LM75_tempAmbient:<text:tab/>E_LM75_tempAmbient ∈ ℤ <text:s/>TYPING Typing </text:span></text:p>
      <text:p text:style-name="P1"><text:span text:style-name="T1"><text:tab/>typing_E_MAX6650_fanSpeed:<text:tab/>E_MAX6650_fanSpeed ∈ ℤ <text:s/>TYPING Typing </text:span></text:p>
      <text:p text:style-name="P1"><text:span text:style-name="T2">EVENTS</text:span></text:p>
      <text:p text:style-name="P1"><text:span text:style-name="T1"><text:tab/>read:<text:tab/> </text:span></text:p>
      <text:p text:style-name="P1"><text:span text:style-name="T1"><text:tab/>REFINES</text:span></text:p>
      <text:p text:style-name="P1"><text:span text:style-name="T1"><text:tab/><text:tab/> read </text:span></text:p>
      <text:p text:style-name="P1"><text:span text:style-name="T1"><text:tab/>ANY</text:span></text:p>
      <text:p text:style-name="P1"><text:span text:style-name="T1"><text:tab/><text:tab/>p1<text:tab/> DIRECTION Out </text:span></text:p>
      <text:p text:style-name="P1"><text:span text:style-name="T1"><text:tab/><text:tab/>p2<text:tab/> DIRECTION Out </text:span></text:p>
      <text:p text:style-name="P1"><text:span text:style-name="T1"><text:tab/><text:tab/>p3<text:tab/> DIRECTION Out </text:span></text:p>
      <text:p text:style-name="P1"><text:span text:style-name="T1"><text:tab/>WHERE</text:span></text:p>
      <text:p text:style-name="P1"><text:span text:style-name="T1"><text:tab/><text:tab/>typing_p3:<text:tab/>p3 ∈ ℤ <text:s/>TYPING Typing </text:span></text:p>
      <text:p text:style-name="P1"><text:span text:style-name="T1"><text:tab/><text:tab/>typing_p2:<text:tab/>p2 ∈ ℤ <text:s/>TYPING Typing </text:span></text:p>
      <text:p text:style-name="P1"><text:span text:style-name="T1"><text:tab/><text:tab/>typing_p1:<text:tab/>p1 ∈ ℤ <text:s/>TYPING Typing </text:span></text:p>
      <text:p text:style-name="P1"><text:span text:style-name="T1"><text:tab/><text:tab/>grd1:<text:tab/>p1 = E_MAX6650_fanSpeed not <text:s/>TYPING NonTyping </text:span></text:p>
      <text:p text:style-name="P1"><text:span text:style-name="T1"><text:tab/><text:tab/>grd2:<text:tab/>p2 = E_LM75_tempAmbient not <text:s/>TYPING NonTyping </text:span></text:p>
      <text:p text:style-name="P1"><text:span text:style-name="T1"><text:tab/><text:tab/>grd3:<text:tab/>p3 = E_LM75_tempPSU not <text:s/>TYPING NonTyping </text:span></text:p>
      <text:p text:style-name="P1"><text:span text:style-name="T1"><text:tab/>END</text:span></text:p>
      <text:p text:style-name="P1"><text:span text:style-name="T1"/></text:p>
      <text:p text:style-name="P1"><text:span text:style-name="T1"><text:tab/>write:<text:tab/> </text:span></text:p>
      <text:p text:style-name="P1"><text:span text:style-name="T1"><text:tab/>REFINES</text:span></text:p>
      <text:p text:style-name="P1"><text:span text:style-name="T1"><text:tab/><text:tab/> write </text:span></text:p>
      <text:p text:style-name="P1"><text:span text:style-name="T1"><text:tab/>ANY</text:span></text:p>
      <text:p text:style-name="P1"><text:span text:style-name="T1"><text:tab/><text:tab/>p1<text:tab/> DIRECTION In </text:span></text:p>
      <text:p text:style-name="P1"><text:span text:style-name="T1"><text:tab/>WHERE</text:span></text:p>
      <text:p text:style-name="P1"><text:span text:style-name="T1"><text:tab/><text:tab/>typing_p1:<text:tab/>p1 ∈ BOOL <text:s/>TYPING Typing </text:span></text:p>
      <text:p text:style-name="P1"><text:span text:style-name="T1"><text:tab/>THEN</text:span></text:p>
      <text:p text:style-name="P1"><text:span text:style-name="T1"><text:tab/><text:tab/>act1:<text:tab/>E_MAX6650_fanOn ≔ p1 </text:span></text:p>
      <text:p text:style-name="P1"><text:span text:style-name="T1"><text:tab/>END</text:span></text:p>
      <text:p text:style-name="P1"><text:span text:style-name="T1"/></text:p>
      <text:p text:style-name="P2"><text:span text:style-name="T1"><text:tab/>raiseT:<text:tab/> </text:span></text:p>
      <text:p text:style-name="P2"><text:span text:style-name="T1"><text:tab/>WHERE</text:span></text:p>
      <text:p text:style-name="P1"><text:span text:style-name="T1"><text:tab/><text:tab/>grd1:<text:tab/>E_MAX6650_fanOn = FALSE not <text:s/>TYPING NonTyping </text:span></text:p>
      <text:p text:style-name="P1"><text:span text:style-name="T1"><text:tab/>THEN</text:span></text:p>
      <text:p text:style-name="P1"><text:span text:style-name="T1"><text:tab/><text:tab/>act1:<text:tab/>E_LM75_tempAmbient ≔ E_LM75_tempAmbient + 1000 </text:span></text:p>
      <text:p text:style-name="P1"><text:span text:style-name="T1"><text:tab/><text:tab/>act2:<text:tab/>E_LM75_tempPSU ≔ E_LM75_tempPSU + 1000 </text:span></text:p>
      <text:p text:style-name="P1"><text:span text:style-name="T1"><text:tab/><text:tab/>act3:<text:tab/>E_MAX6650_fanSpeed ≔ 0 </text:span></text:p>
      <text:p text:style-name="P1"><text:span text:style-name="T1"><text:tab/>END</text:span></text:p>
      <text:p text:style-name="P1"><text:span text:style-name="T1"/></text:p>
      <text:p text:style-name="P1"><text:soft-page-break/><text:span text:style-name="T1"><text:tab/>lowerT:<text:tab/> </text:span></text:p>
      <text:p text:style-name="P1"><text:span text:style-name="T1"><text:tab/>WHERE</text:span></text:p>
      <text:p text:style-name="P1"><text:span text:style-name="T1"><text:tab/><text:tab/>grd1:<text:tab/>E_MAX6650_fanOn = TRUE not <text:s/>TYPING NonTyping </text:span></text:p>
      <text:p text:style-name="P1"><text:span text:style-name="T1"><text:tab/>THEN</text:span></text:p>
      <text:p text:style-name="P1"><text:span text:style-name="T1"><text:tab/><text:tab/>act1:<text:tab/>E_LM75_tempAmbient ≔ E_LM75_tempAmbient − 1000 </text:span></text:p>
      <text:p text:style-name="P1"><text:span text:style-name="T1"><text:tab/><text:tab/>act2:<text:tab/>E_LM75_tempPSU ≔ E_LM75_tempPSU − 1000 </text:span></text:p>
      <text:p text:style-name="P1"><text:span text:style-name="T1"><text:tab/><text:tab/>act3:<text:tab/>E_MAX6650_fanSpeed ≔ 3000 </text:span></text:p>
      <text:p text:style-name="P1"><text:span text:style-name="T1"><text:tab/>END</text:span></text:p>
      <text:p text:style-name="P1"><text:span text:style-name="T1"/></text:p>
      <text:p text:style-name="P1"><text:span text:style-name="T2">TASKING </text:span><text:span text:style-name="T1">MACHINE TYPE Environ <text:s/></text:span></text:p>
      <text:p text:style-name="P1"><text:span text:style-name="T1"><text:tab/>TASK TYPE Periodic PERIOD 100 <text:s/></text:span></text:p>
      <text:p text:style-name="P1"><text:span text:style-name="T1"><text:tab/>TASK BODY</text:span></text:p>
      <text:p text:style-name="P1"><text:span text:style-name="T1"><text:tab/><text:tab/>if raiseT</text:span></text:p>
      <text:p text:style-name="P1"><text:span text:style-name="T1"><text:tab/><text:tab/>else lowerT ;</text:span></text:p>
      <text:p text:style-name="P1"><text:span text:style-name="T1"><text:tab/><text:tab/>output "E_LM75_tempPSU: " E_LM75_tempPSU ;</text:span></text:p>
      <text:p text:style-name="P1"><text:span text:style-name="T1"><text:tab/><text:tab/>output "E_MAX6650_fanSpeed: " E_MAX6650_fanSpeed ;</text:span></text:p>
      <text:p text:style-name="P1"><text:span text:style-name="T1"><text:tab/><text:tab/>output "E_MAX6650_fanOn: " E_MAX6650_fanOn </text:span></text:p>
      <text:p text:style-name="P3"><text:span text:style-name="T1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3-08-06T08:20:46</meta:creation-date>
    <dc:date>2013-08-06T08:26:20</dc:date>
    <dc:creator>Andy </dc:creator>
    <meta:editing-duration>PT4M58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2" meta:paragraph-count="66" meta:word-count="197" meta:character-count="1609" meta:non-whitespace-character-count="1317"/>
  </office:meta>
</office:document-meta>
</file>